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=1</text:p>
          </table:table-cell>
          <table:table-cell office:value-type="string">
            <text:p>i=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6"/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>
            <draw:frame table:end-cell-address="Sheet1.W37" table:end-x="0.252cm" table:end-y="0.107cm" draw:z-index="1" draw:style-name="gr1" draw:text-style-name="P1" svg:width="20.463cm" svg:height="12.646cm" svg:x="0.112cm" svg:y="0.106cm">
              <draw:object draw:notify-on-update-of-ranges="Sheet1.L9:Sheet1.L33 Sheet1.M9:Sheet1.M3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6"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6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6"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6"/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6"/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6"/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6"/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number-columns-repeated="6"/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6"/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number-columns-repeated="6"/>
          <table:table-cell office:value-type="float" office:value="122">
            <text:p>12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number-columns-repeated="6"/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6"/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table:number-columns-repeated="6"/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table:number-columns-repeated="7"/>
          <table:table-cell office:value-type="float" office:value="126">
            <text:p>12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0">
            <text:p>13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>
            <draw:frame table:end-cell-address="Sheet1.J55" table:end-x="1.831cm" table:end-y="0.318cm" draw:z-index="0" draw:style-name="gr1" draw:text-style-name="P1" svg:width="21.36cm" svg:height="12.014cm" svg:x="0.794cm" svg:y="0.046cm">
              <draw:object draw:notify-on-update-of-ranges="Sheet1.C5:Sheet1.C23 Sheet1.D4:Sheet1.D4 Sheet1.D5:Sheet1.D23 Sheet1.E4:Sheet1.E4 Sheet1.E5:Sheet1.E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4">
            <text:p>13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.02.2016</text:date>, <text:time>00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h Nope</meta:initial-creator>
    <meta:creation-date>2016-02-08T20:22:07.05</meta:creation-date>
    <dc:date>2016-02-09T00:56:19.75</dc:date>
    <dc:creator>Nah Nope</dc:creator>
    <meta:editing-duration>PT22M32S</meta:editing-duration>
    <meta:editing-cycles>1</meta:editing-cycles>
    <meta:document-statistic meta:table-count="3" meta:cell-count="108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draw:stroke="dash" draw:stroke-dash="Ultrafine_20_Dott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61cm" svg:height="12.015cm" xlink:href=".." xlink:type="simple" chart:class="chart:line" chart:style-name="ch1">
        <chart:legend chart:legend-position="end" svg:x="18.741cm" svg:y="5.433cm" style:legend-expansion="high" chart:style-name="ch2"/>
        <chart:plot-area chart:style-name="ch3" table:cell-range-address="Sheet1.C4:Sheet1.E23" chart:data-source-has-labels="both" svg:x="2.422cm" svg:y="1.095cm" svg:width="15.465cm" svg:height="9.672cm">
          <chartooo:coordinate-region svg:x="3.229cm" svg:y="1.307cm" svg:width="14.471cm" svg:height="8.787cm"/>
          <chart:axis chart:dimension="x" chart:name="primary-x" chart:style-name="ch4" chartooo:axis-type="auto">
            <chartooo:date-scale/>
            <chart:title svg:x="10.004cm" svg:y="11.008cm" chart:style-name="ch5">
              <text:p>n</text:p>
            </chart:title>
            <chart:categories table:cell-range-address="Sheet1.C5:Sheet1.C23"/>
          </chart:axis>
          <chart:axis chart:dimension="y" chart:name="primary-y" chart:style-name="ch4">
            <chart:title svg:x="0.451cm" svg:y="5.638cm" chart:style-name="ch5">
              <text:p>m_3^[i](n)</text:p>
            </chart:title>
            <chart:grid chart:style-name="ch6" chart:class="major"/>
          </chart:axis>
          <chart:series chart:style-name="ch7" chart:values-cell-range-address="Sheet1.D5:Sheet1.D23" chart:label-cell-address="Sheet1.D4:Sheet1.D4" chart:class="chart:line">
            <chart:data-point chart:repeated="19"/>
          </chart:series>
          <chart:series chart:style-name="ch8" chart:values-cell-range-address="Sheet1.E5:Sheet1.E23" chart:label-cell-address="Sheet1.E4:Sheet1.E4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=1</text:p>
                <draw:g>
                  <svg:desc>Sheet1.D4:Sheet1.D4</svg:desc>
                </draw:g>
              </table:table-cell>
              <table:table-cell office:value-type="string">
                <text:p>i=2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5:Sheet1.C23</svg:desc>
                </draw:g>
              </table:table-cell>
              <table:table-cell office:value-type="float" office:value="49">
                <text:p>49</text:p>
                <draw:g>
                  <svg:desc>Sheet1.D5:Sheet1.D23</svg:desc>
                </draw:g>
              </table:table-cell>
              <table:table-cell office:value-type="float" office:value="51">
                <text:p>51</text:p>
                <draw:g>
                  <svg:desc>Sheet1.E5:Sheet1.E23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64cm" svg:height="12.647cm" xlink:href=".." xlink:type="simple" chart:class="chart:line" chart:style-name="ch1">
        <chart:plot-area chart:style-name="ch2" table:cell-range-address="Sheet1.L9:Sheet1.M33" chart:data-source-has-labels="column" svg:x="1.266cm" svg:y="1.143cm" svg:width="18.38cm" svg:height="10.244cm">
          <chartooo:coordinate-region svg:x="1.887cm" svg:y="1.355cm" svg:width="17.479cm" svg:height="9.359cm"/>
          <chart:axis chart:dimension="x" chart:name="primary-x" chart:style-name="ch3" chartooo:axis-type="auto">
            <chartooo:date-scale/>
            <chart:title svg:x="10.253cm" svg:y="11.64cm" chart:style-name="ch4">
              <text:p>m</text:p>
            </chart:title>
            <chart:categories table:cell-range-address="Sheet1.L9:Sheet1.L33"/>
          </chart:axis>
          <chart:axis chart:dimension="y" chart:name="primary-y" chart:style-name="ch3">
            <chart:title svg:x="0.451cm" svg:y="5.972cm" chart:style-name="ch4">
              <text:p>%</text:p>
            </chart:title>
            <chart:grid chart:style-name="ch5" chart:class="major"/>
          </chart:axis>
          <chart:series chart:style-name="ch6" chart:values-cell-range-address="Sheet1.M9:Sheet1.M33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12">
                <text:p>110</text:p>
                <draw:g>
                  <svg:desc>Sheet1.L9:Sheet1.L33</svg:desc>
                </draw:g>
              </table:table-cell>
              <table:table-cell office:value-type="float" office:value="72">
                <text:p>72</text:p>
                <draw:g>
                  <svg:desc>Sheet1.M9:Sheet1.M33</svg:desc>
                </draw:g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